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619" officeooo:paragraph-rsid="00121034"/>
    </style:style>
    <style:style style:name="P2" style:family="paragraph" style:parent-style-name="Standard">
      <style:text-properties officeooo:rsid="000e9619" officeooo:paragraph-rsid="00142493"/>
    </style:style>
    <style:style style:name="P3" style:family="paragraph" style:parent-style-name="Standard">
      <style:text-properties officeooo:rsid="00103ae7" officeooo:paragraph-rsid="00103ae7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42493" officeooo:paragraph-rsid="00142493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officeooo:rsid="000e9619" officeooo:paragraph-rsid="00142493"/>
    </style:style>
    <style:style style:name="P6" style:family="paragraph" style:parent-style-name="Standard" style:list-style-name="L1">
      <style:text-properties officeooo:rsid="000e9619" officeooo:paragraph-rsid="00121034"/>
    </style:style>
    <style:style style:name="P7" style:family="paragraph" style:parent-style-name="Standard" style:list-style-name="L2">
      <style:text-properties officeooo:rsid="000e9619" officeooo:paragraph-rsid="001362bd"/>
    </style:style>
    <style:style style:name="P8" style:family="paragraph" style:parent-style-name="Standard" style:list-style-name="L3">
      <style:text-properties officeooo:rsid="000e9619" officeooo:paragraph-rsid="00121034"/>
    </style:style>
    <style:style style:name="P9" style:family="paragraph" style:parent-style-name="Standard" style:list-style-name="L4">
      <style:text-properties officeooo:rsid="000e9619" officeooo:paragraph-rsid="00103ae7"/>
    </style:style>
    <style:style style:name="P10" style:family="paragraph" style:parent-style-name="Standard" style:list-style-name="L5">
      <style:text-properties officeooo:rsid="000e9619" officeooo:paragraph-rsid="0015fb70"/>
    </style:style>
    <style:style style:name="P11" style:family="paragraph" style:parent-style-name="Standard" style:list-style-name="L5">
      <style:text-properties officeooo:rsid="000e9619" officeooo:paragraph-rsid="00142493"/>
    </style:style>
    <style:style style:name="P12" style:family="paragraph" style:parent-style-name="Standard" style:list-style-name="L1">
      <style:text-properties officeooo:rsid="0014a9bb" officeooo:paragraph-rsid="0014a9bb"/>
    </style:style>
    <style:style style:name="P13" style:family="paragraph" style:parent-style-name="Standard" style:list-style-name="L3">
      <style:text-properties officeooo:rsid="001362bd" officeooo:paragraph-rsid="0017ded8"/>
    </style:style>
    <style:style style:name="P14" style:family="paragraph" style:parent-style-name="Standard" style:list-style-name="L3">
      <style:text-properties officeooo:rsid="00168c29" officeooo:paragraph-rsid="00168c29"/>
    </style:style>
    <style:style style:name="P15" style:family="paragraph" style:parent-style-name="Standard" style:list-style-name="L4">
      <style:text-properties officeooo:rsid="00103ae7" officeooo:paragraph-rsid="00121034"/>
    </style:style>
    <style:style style:name="P16" style:family="paragraph" style:parent-style-name="Standard" style:list-style-name="L5">
      <style:text-properties officeooo:rsid="00103ae7" officeooo:paragraph-rsid="0015fb70"/>
    </style:style>
    <style:style style:name="P17" style:family="paragraph" style:parent-style-name="Standard" style:list-style-name="L6">
      <style:text-properties officeooo:rsid="00103ae7" officeooo:paragraph-rsid="00103ae7"/>
    </style:style>
    <style:style style:name="P18" style:family="paragraph" style:parent-style-name="Standard" style:list-style-name="L5">
      <style:text-properties officeooo:paragraph-rsid="001683dd"/>
    </style:style>
    <style:style style:name="P19" style:family="paragraph" style:parent-style-name="Standard" style:list-style-name="L5">
      <style:text-properties officeooo:rsid="0015fb70" officeooo:paragraph-rsid="0015fb70"/>
    </style:style>
    <style:style style:name="P20" style:family="paragraph" style:parent-style-name="Standard" style:list-style-name="L5">
      <style:text-properties officeooo:rsid="00142493" officeooo:paragraph-rsid="00142493"/>
    </style:style>
    <style:style style:name="P21" style:family="paragraph" style:parent-style-name="Standard" style:list-style-name="L5">
      <style:text-properties officeooo:rsid="001683dd" officeooo:paragraph-rsid="001683dd"/>
    </style:style>
    <style:style style:name="P22" style:family="paragraph" style:parent-style-name="Standard">
      <style:text-properties officeooo:paragraph-rsid="0017ded8"/>
    </style:style>
    <style:style style:name="P23" style:family="paragraph" style:parent-style-name="Standard">
      <style:paragraph-properties style:line-height-at-least="0.503cm" fo:widows="1" style:writing-mode="lr-tb"/>
      <style:text-properties fo:font-size="9.75pt"/>
    </style:style>
    <style:style style:name="P24" style:family="paragraph" style:parent-style-name="Standard">
      <style:paragraph-properties style:line-height-at-least="0.503cm" fo:widows="1" style:writing-mode="lr-tb"/>
      <style:text-properties fo:font-variant="normal" fo:text-transform="none" fo:color="#212121" style:font-name="Helvetica Neue" fo:font-size="9.75pt" fo:letter-spacing="normal" fo:font-style="normal" fo:font-weight="normal"/>
    </style:style>
    <style:style style:name="P25" style:family="paragraph" style:parent-style-name="Standard">
      <style:paragraph-properties style:line-height-at-least="0.503cm" fo:widows="1" style:writing-mode="lr-tb"/>
    </style:style>
    <style:style style:name="P26" style:family="paragraph" style:parent-style-name="Heading_20_1">
      <style:text-properties officeooo:paragraph-rsid="0015fb70"/>
    </style:style>
    <style:style style:name="P27" style:family="paragraph" style:parent-style-name="Heading_20_2">
      <style:text-properties officeooo:rsid="00121034" officeooo:paragraph-rsid="00121034"/>
    </style:style>
    <style:style style:name="T1" style:family="text">
      <style:text-properties officeooo:rsid="00142493"/>
    </style:style>
    <style:style style:name="T2" style:family="text">
      <style:text-properties officeooo:rsid="0014a9bb"/>
    </style:style>
    <style:style style:name="T3" style:family="text">
      <style:text-properties officeooo:rsid="0015fb70"/>
    </style:style>
    <style:style style:name="T4" style:family="text">
      <style:text-properties fo:font-variant="normal" fo:text-transform="none" fo:color="#212121" style:font-name="Helvetica Neue" fo:font-size="9.75pt" fo:letter-spacing="normal" fo:font-style="normal" fo:font-weight="normal"/>
    </style:style>
    <style:style style:name="T5" style:family="text">
      <style:text-properties fo:font-variant="normal" fo:text-transform="none" fo:color="#212121" style:font-name="Helvetica Neue" fo:font-size="9.75pt" fo:letter-spacing="normal" fo:font-style="normal" fo:font-weight="normal" officeooo:rsid="001683dd"/>
    </style:style>
    <style:style style:name="T6" style:family="text">
      <style:text-properties fo:font-variant="normal" fo:text-transform="none" fo:color="#999999" fo:letter-spacing="normal" fo:padding="0cm" fo:border="none"/>
    </style:style>
    <style:style style:name="T7" style:family="text">
      <style:text-properties officeooo:rsid="000e9619"/>
    </style:style>
    <style:style style:name="T8" style:family="text">
      <style:text-properties fo:font-size="9.75pt"/>
    </style:style>
    <style:style style:name="T9" style:family="text">
      <style:text-properties officeooo:rsid="0017de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raaiboek for BUEC 333 Tests!</text:h>
      <text:h text:style-name="P27" text:outline-level="2">Before test day</text:h>
      <text:list xml:id="list8840715940697352097" text:style-name="L1">
        <text:list-item>
          <text:p text:style-name="P6">T -4 week<text:span text:style-name="T1">s</text:span>: request an additional room</text:p>
        </text:list-item>
        <text:list-item>
          <text:p text:style-name="P6">T -1 week: request an additional TA</text:p>
        </text:list-item>
        <text:list-item>
          <text:p text:style-name="P12">T – 1 week: send email to students about test material.</text:p>
        </text:list-item>
        <text:list-item>
          <text:p text:style-name="P6">T -1 day: construct the exam <text:span text:style-name="T1">and</text:span> answers. <text:span text:style-name="T2">Use that email from week before as guidance.</text:span></text:p>
        </text:list-item>
        <text:list-item>
          <text:p text:style-name="P6">T -1 day: send email to students <text:span text:style-name="T1">(see end of this document)</text:span></text:p>
        </text:list-item>
      </text:list>
      <text:list xml:id="list1108068853754385358" text:style-name="L2">
        <text:list-item>
          <text:p text:style-name="P7">T -1 day: Construct a seating assignment. Circulate seating assignment to students. <text:span text:style-name="T1">Print a few seating assignments for in-class.</text:span></text:p>
        </text:list-item>
      </text:list>
      <text:h text:style-name="P27" text:outline-level="2">Day of the test</text:h>
      <text:list xml:id="list3492359504715739657" text:style-name="L3">
        <text:list-item>
          <text:p text:style-name="P14">Read this: https://www.sfu.ca/students/academicintegrity/resources/managingexamstips.html</text:p>
        </text:list-item>
        <text:list-item>
          <text:p text:style-name="P8">T -1 hour: Print 4 versions <text:span text:style-name="T9">(and</text:span> formula sheets<text:span text:style-name="T9">)</text:span>. <text:span text:style-name="T1">Photocopy onto different colours.</text:span></text:p>
        </text:list-item>
        <text:list-item>
          <text:p text:style-name="P13">T -1 <text:span text:style-name="T9">hour</text:span>: Print signature sheets, once for each row. Use Office's “Autofilter” for this.</text:p>
        </text:list-item>
        <text:list-item>
          <text:p text:style-name="P8">T -<text:span text:style-name="T3">2</text:span>0 minutes: Invigilators meet in my office.</text:p>
        </text:list-item>
      </text:list>
      <text:list xml:id="list6337267643235531806" text:style-name="L4">
        <text:list-item>
          <text:p text:style-name="P9">Creat<text:span text:style-name="T2">e</text:span> 4 piles. One for room 1, “even rows”, with versions A and B. One for room 1, odd rows, containing versions C and D. Create two piles for room 2, too.</text:p>
        </text:list-item>
        <text:list-item>
          <text:p text:style-name="P15">Put “formula sheets” in answer booklets.</text:p>
        </text:list-item>
      </text:list>
      <text:p text:style-name="P1"/>
      <text:list xml:id="list4290036509208537773" text:style-name="L5">
        <text:list-item>
          <text:p text:style-name="P16">T-15 minutes: We are in the room, </text:p>
          <text:list>
            <text:list-item>
              <text:p text:style-name="P16">putting answer booklets in a pattern that makes sure that students are lining up.</text:p>
            </text:list-item>
            <text:list-item>
              <text:p text:style-name="P19">Do not put the assignments yet</text:p>
            </text:list-item>
          </text:list>
        </text:list-item>
        <text:list-item>
          <text:p text:style-name="P10">T: Students enter, </text:p>
          <text:list>
            <text:list-item>
              <text:p text:style-name="P10">put all their stuff in front, </text:p>
            </text:list-item>
            <text:list-item>
              <text:p text:style-name="P19">hand in their assignments</text:p>
            </text:list-item>
            <text:list-item>
              <text:p text:style-name="P10">and find a seat in the assigned row.</text:p>
            </text:list-item>
          </text:list>
        </text:list-item>
        <text:list-item>
          <text:p text:style-name="P11">T+5 minutes. I address them.</text:p>
          <text:list>
            <text:list-item>
              <text:p text:style-name="P11"><text:span text:style-name="T1">M</text:span>aking sure that everybody knows that they have to be in the right room and row, <text:span text:style-name="T1">because of the signature sheets.</text:span></text:p>
            </text:list-item>
            <text:list-item>
              <text:p text:style-name="P20">Making sure that they have nothing on their desk, or 0%.</text:p>
            </text:list-item>
            <text:list-item>
              <text:p text:style-name="P19">Nothing on seats, etc.</text:p>
            </text:list-item>
            <text:list-item>
              <text:p text:style-name="P20">Limit your questions.</text:p>
            </text:list-item>
            <text:list-item>
              <text:p text:style-name="P20"><text:span text:style-name="T3">No b</text:span>athroom break<text:span text:style-name="T3">s</text:span></text:p>
            </text:list-item>
          </text:list>
        </text:list-item>
        <text:list-item>
          <text:p text:style-name="P19">Instructions to TAs: </text:p>
          <text:list>
            <text:list-item>
              <text:p text:style-name="P19">Start in row 1. Inspect desks. Make student put anything that nothing is on the desk, except for</text:p>
              <text:list>
                <text:list-item>
                  <text:p text:style-name="P10">your SFU ID, </text:p>
                </text:list-item>
                <text:list-item>
                  <text:p text:style-name="P10"><text:span text:style-name="T3">so</text:span>mething to drink</text:p>
                </text:list-item>
                <text:list-item>
                  <text:p text:style-name="P19">a pen</text:p>
                </text:list-item>
              </text:list>
            </text:list-item>
            <text:list-item>
              <text:p text:style-name="P19">In particular: no erasers, calculators, etc.</text:p>
            </text:list-item>
            <text:list-item>
              <text:p text:style-name="P19">Nothing is allowed to be close to you, not on your desk.</text:p>
            </text:list-item>
            <text:list-item>
              <text:p text:style-name="P21">Once your are comfortable that desks and vicinity are close, one person starts going around <text:soft-page-break/>and hands out the tests. The other person stays in front.</text:p>
            </text:list-item>
            <text:list-item>
              <text:p text:style-name="P18"><text:span text:style-name="T5">Finally: </text:span><text:span text:style-name="T4">Don't be on your phone, </text:span><text:span text:style-name="T5">u</text:span><text:span text:style-name="T4">nless to communicate with each other.</text:span></text:p>
            </text:list-item>
          </text:list>
        </text:list-item>
      </text:list>
      <text:h text:style-name="P27" text:outline-level="2">After test day</text:h>
      <text:list xml:id="list1866174433191789024" text:style-name="L6">
        <text:list-item>
          <text:p text:style-name="P17">T+1 day: TAs grade, and provide me with the spreadsheet of results. The TAs organize a way for students to securely review their midterm.</text:p>
        </text:list-item>
      </text:list>
      <text:p text:style-name="P3"/>
      <text:h text:style-name="P26" text:outline-level="1">Email </text:h>
      <text:p text:style-name="P4"/>
      <text:p text:style-name="P22"><text:span text:style-name="T7">"</text:span><text:span text:style-name="T4">Dear students,<text:line-break/><text:line-break/>Good luck to all of you on the test tomorrow! <text:line-break/><text:line-break/>Here are some instructions for taking the test. They should help things move smoothly, so that you can focus on writing your test.</text:span></text:p>
      <text:p text:style-name="P23"/>
      <text:p text:style-name="P24">-1- When you come in (at earliest 14:30), put your bag, jackets, and any hats/caps in the front of the room. Then find a seat in the room and row you were assigned (see the attached seating assignment).</text:p>
      <text:p text:style-name="P23"/>
      <text:p text:style-name="P24">-2- On your desk, you can have at most two pens, your SFU ID, and something to eat+drink. Nothing else is allowed on your desk! Penalty: 0% for this test.</text:p>
      <text:p text:style-name="P23"/>
      <text:p text:style-name="P24">-3- In particular, erasers, pencil cases, calculators, etc. are not allowed. Penalty: 0% on this test. </text:p>
      <text:p text:style-name="P23"/>
      <text:p text:style-name="P25"><text:span text:style-name="T4">-4- In the neighbourhood of your desk (under your seat, anywhere else on the floor where you could reach or look, on your lap, etc.). Penalty: 0% for the test.</text:span><text:span text:style-name="T7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9:44:56.622283021</meta:creation-date>
    <dc:date>2015-08-04T18:56:50.276857297</dc:date>
    <meta:editing-duration>PT1H58M9S</meta:editing-duration>
    <meta:editing-cycles>10</meta:editing-cycles>
    <meta:generator>LibreOffice/4.3.2.2$Linux_X86_64 LibreOffice_project/430m0$Build-2</meta:generator>
    <meta:document-statistic meta:table-count="0" meta:image-count="0" meta:object-count="0" meta:page-count="2" meta:paragraph-count="45" meta:word-count="552" meta:character-count="2956" meta:non-whitespace-character-count="2473"/>
  </office:meta>
</office:document-meta>
</file>